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South Dakota State (1-0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Wis.-Milwaukee (0-1)</text:p>
          </table:table-cell>
          <table:table-cell office:value-type="string">
            <text:p>23</text:p>
          </table:table-cell>
          <table:table-cell office:value-type="string">
            <text:p>22</text:p>
          </table:table-cell>
          <table:table-cell office:value-type="string">
            <text:p>22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5</text:p>
          </table:table-cell>
          <table:table-cell office:value-type="string">
            <text:p>38</text:p>
          </table:table-cell>
          <table:table-cell office:value-type="string">
            <text:p>.237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32</text:p>
          </table:table-cell>
          <table:table-cell office:value-type="string">
            <text:p>.344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31</text:p>
          </table:table-cell>
          <table:table-cell office:value-type="string">
            <text:p>.355</text:p>
          </table:table-cell>
        </table:table-row>
        <table:table-row>
          <table:table-cell office:value-type="string">
            <text:p>Wis.-Milwauke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9</text:p>
          </table:table-cell>
          <table:table-cell office:value-type="string">
            <text:p>46</text:p>
          </table:table-cell>
          <table:table-cell office:value-type="string">
            <text:p>.174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5</text:p>
          </table:table-cell>
          <table:table-cell office:value-type="string">
            <text:p>38</text:p>
          </table:table-cell>
          <table:table-cell office:value-type="string">
            <text:p>.289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8</text:p>
          </table:table-cell>
          <table:table-cell office:value-type="string">
            <text:p>41</text:p>
          </table:table-cell>
          <table:table-cell office:value-type="string">
            <text:p>.171</text:p>
          </table:table-cell>
        </table:table-row>
      </table:table>
      <table:table table:name="Sheet 2"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ierra Peterson 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22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Makenzie Hennen 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7</text:p>
          </table:table-cell>
          <table:table-cell office:value-type="string">
            <text:p>30</text:p>
          </table:table-cell>
          <table:table-cell office:value-type="string">
            <text:p>.13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Ashlynn Smith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28</text:p>
          </table:table-cell>
          <table:table-cell office:value-type="string">
            <text:p>.2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Macy Smith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attison Munger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500</text:p>
          </table:table-cell>
          <table:table-cell office:value-type="string">
            <text:p>3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lie Benso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ayton Richardson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.44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Megan Jensen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4</text:p>
          </table:table-cell>
          <table:table-cell office:value-type="string">
            <text:p>13</text:p>
          </table:table-cell>
          <table:table-cell office:value-type="string">
            <text:p>101</text:p>
          </table:table-cell>
          <table:table-cell office:value-type="string">
            <text:p>.307</text:p>
          </table:table-cell>
          <table:table-cell office:value-type="string">
            <text:p>4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46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5.0</text:p>
          </table:table-cell>
        </table:table-row>
      </table:table>
      <table:table table:name="Sheet 3">
        <table:table-row>
          <table:table-cell office:value-type="string">
            <text:p>Wis.-Milwauke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MILLER, Jenna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MROCZENSKI, Makenzi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KIEKHOFER, Louis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HEILEMANN, Carme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ONGAN, Kailyn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KARTALOVIC, Sara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-.18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DORE, Jenn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-.200</text:p>
          </table:table-cell>
          <table:table-cell office:value-type="string">
            <text:p>4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ALOUS, Jess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.14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USELDING, Lexie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OLSEN, Myki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WALLENBERGER, Bridge </text:p>
          </table:table-cell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9</text:p>
          </table:table-cell>
          <table:table-cell office:value-type="string">
            <text:p>28</text:p>
          </table:table-cell>
          <table:table-cell office:value-type="string">
            <text:p>.14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WILKS, Kylie 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26</text:p>
          </table:table-cell>
          <table:table-cell office:value-type="string">
            <text:p>.308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3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SCHULTZ, Caitlin</text:p>
          </table:table-cell>
          <table:table-cell office:value-type="string">
            <text:p>3</text:p>
          </table:table-cell>
          <table:table-cell office:value-type="string">
            <text:p>18</text:p>
          </table:table-cell>
          <table:table-cell office:value-type="string">
            <text:p>2</text:p>
          </table:table-cell>
          <table:table-cell office:value-type="string">
            <text:p>32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8.5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8</text:p>
          </table:table-cell>
          <table:table-cell office:value-type="string">
            <text:p>22</text:p>
          </table:table-cell>
          <table:table-cell office:value-type="string">
            <text:p>125</text:p>
          </table:table-cell>
          <table:table-cell office:value-type="string">
            <text:p>.208</text:p>
          </table:table-cell>
          <table:table-cell office:value-type="string">
            <text:p>47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38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57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